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2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38cm" fo:min-width="3.678cm"/>
      <style:paragraph-properties style:writing-mode="lr-tb"/>
    </style:style>
    <style:style style:name="gr3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4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5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6" style:family="graphic" style:parent-style-name="standard">
      <style:graphic-properties svg:stroke-color="#666666" draw:marker-end="Arrowheads_20_10" draw:textarea-vertical-align="middle"/>
    </style:style>
    <style:style style:name="gr7" style:family="graphic" style:parent-style-name="standard">
      <style:graphic-properties svg:stroke-color="#808080" draw:marker-end="Arrowheads_20_10" draw:textarea-vertical-align="middle"/>
    </style:style>
    <style:style style:name="gr8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119cm"/>
      <style:paragraph-properties style:writing-mode="lr-tb"/>
    </style:style>
    <style:style style:name="gr9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12cm"/>
      <style:paragraph-properties style:writing-mode="lr-tb"/>
    </style:style>
    <style:style style:name="gr10" style:family="graphic" style:parent-style-name="objectwithoutfill">
      <style:graphic-properties svg:stroke-color="#808080" draw:marker-end="Arrowheads_20_10" draw:marker-end-width="0.3cm" draw:fill="none" draw:textarea-vertical-align="middl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85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92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926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91cm"/>
      <style:paragraph-properties style:writing-mode="lr-tb"/>
    </style:style>
    <style:style style:name="gr15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121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967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808cm"/>
      <style:paragraph-properties style:writing-mode="lr-tb"/>
    </style:style>
    <style:style style:name="gr18" style:family="graphic" style:parent-style-name="objectwithoutfill">
      <style:graphic-properties svg:stroke-width="0.212cm" svg:stroke-color="#80808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808080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479cm"/>
      <style:paragraph-properties style:writing-mode="lr-tb"/>
    </style:style>
    <style:style style:name="gr21" style:family="graphic" style:parent-style-name="objectwithoutfill">
      <style:graphic-properties svg:stroke-color="#808080" draw:marker-end="Arrowheads_20_9" draw:marker-end-width="0.3cm" draw:fill="none" draw:textarea-vertical-align="middle"/>
    </style:style>
    <style:style style:name="gr22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23" style:family="graphic" style:parent-style-name="objectwithoutfill">
      <style:graphic-properties svg:stroke-color="#808080" draw:marker-end="Arrowheads_20_13" draw:marker-end-width="0.3cm" draw:fill="none" draw:textarea-vertical-align="middle"/>
    </style:style>
    <style:style style:name="gr24" style:family="graphic" style:parent-style-name="objectwithoutfill">
      <style:graphic-properties svg:stroke-color="#808080" draw:marker-end="Arrowheads_20_14" draw:marker-end-width="0.3cm" draw:fill="none" draw:textarea-vertical-align="middle"/>
    </style:style>
    <style:style style:name="gr25" style:family="graphic" style:parent-style-name="objectwithoutfill">
      <style:graphic-properties svg:stroke-color="#808080" draw:marker-end="Arrowheads_20_15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style:font-name="Times New Roman" fo:font-size="9pt"/>
    </style:style>
    <style:style style:name="P2" style:family="paragraph">
      <loext:graphic-properties draw:fill-color="#ffffff"/>
      <style:paragraph-properties fo:text-align="start" style:writing-mode="lr-tb"/>
      <style:text-properties style:font-name="Times New Roman" fo:font-size="9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weight-asian="normal" style:font-weight-complex="normal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/>
    </style:style>
    <style:style style:name="P7" style:family="paragraph">
      <style:paragraph-properties fo:text-align="center"/>
      <style:text-properties style:font-name="Times New Roman" fo:font-size="9pt"/>
    </style:style>
    <style:style style:name="P8" style:family="paragraph">
      <style:paragraph-properties fo:margin-top="0cm" fo:margin-bottom="0.2cm" fo:text-align="center" style:writing-mode="lr-tb"/>
      <style:text-properties style:font-name="Times New Roman" fo:font-size="9.5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9.5pt" fo:font-weight="normal" style:font-size-asian="8pt" style:font-weight-asian="normal" style:font-size-complex="8pt" style:font-weight-complex="normal"/>
    </style:style>
    <style:style style:name="P10" style:family="paragraph">
      <style:paragraph-properties fo:text-align="center" style:writing-mode="lr-tb"/>
      <style:text-properties style:font-name="Times New Roman" fo:font-size="9.5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9.5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  <style:text-properties style:font-name="Times New Roman" fo:font-size="9.5pt"/>
    </style:style>
    <style:style style:name="P13" style:family="paragraph">
      <loext:graphic-properties draw:fill="none"/>
      <style:paragraph-properties fo:text-align="center"/>
      <style:text-properties style:text-line-through-style="none" style:text-line-through-type="none" style:font-name="Times New Roman" fo:font-size="9pt"/>
    </style:style>
    <style:style style:name="P14" style:family="paragraph"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15" style:family="paragraph">
      <loext:graphic-properties draw:fill-color="#ffffff"/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2" xml:id="id1" draw:id="id1" draw:layer="layout" svg:width="4.178cm" svg:height="1.595cm" svg:x="3.635cm" svg:y="3.317cm">
          <text:p text:style-name="P1"><text:span text:style-name="T1">Comunicación</text:span></text:p>
          <text:p text:style-name="P1"><text:s text:c="2"/>Inicio del proyecto</text:p>
          <text:p text:style-name="P1"><text:s text:c="2"/>Recabar los requerimientos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178cm" svg:height="1.588cm" svg:x="16.335cm" svg:y="10.937cm">
          <text:p text:style-name="P3"><text:span text:style-name="T1">Despliegue</text:span></text:p>
          <text:p text:style-name="P3"><text:span text:style-name="T2"><text:s text:c="2"/></text:span><text:span text:style-name="T2">Entrega</text:span></text:p>
          <text:p text:style-name="P3"><text:span text:style-name="T2"><text:s text:c="2"/></text:span><text:span text:style-name="T2">Asistencia</text:span></text:p>
          <text:p text:style-name="P3"><text:span text:style-name="T2"><text:s text:c="2"/></text:span><text:span text:style-name="T2">Retroaliment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4.178cm" svg:height="1.595cm" svg:x="13.16cm" svg:y="9.032cm">
          <text:p text:style-name="P5"><text:span text:style-name="T1">Construcción</text:span></text:p>
          <text:p text:style-name="P5"><text:span text:style-name="T1"><text:s text:c="2"/></text:span><text:span text:style-name="T2">Código</text:span></text:p>
          <text:p text:style-name="P5"><text:span text:style-name="T2"><text:s text:c="2"/></text:span><text:span text:style-name="T2">Prueba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4.178cm" svg:height="1.595cm" svg:x="9.985cm" svg:y="7.12cm">
          <text:p text:style-name="P5"><text:span text:style-name="T1">Modelado</text:span></text:p>
          <text:p text:style-name="P5"><text:span text:style-name="T1"><text:s text:c="2"/></text:span><text:span text:style-name="T2">Análisis</text:span></text:p>
          <text:p text:style-name="P5"><text:span text:style-name="T2"><text:s text:c="2"/></text:span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178cm" svg:height="1.595cm" svg:x="6.81cm" svg:y="5.215cm">
          <text:p text:style-name="P5"><text:span text:style-name="T1">Planeación</text:span></text:p>
          <text:p text:style-name="P5"><text:span text:style-name="T1"><text:s text:c="2"/></text:span><text:span text:style-name="T2">Estimación</text:span></text:p>
          <text:p text:style-name="P5"><text:span text:style-name="T2"><text:s text:c="2"/></text:span><text:span text:style-name="T2">Programación</text:span></text:p>
          <text:p text:style-name="P5"><text:span text:style-name="T2"><text:s text:c="2"/></text:span><text:span text:style-name="T2">Seguimiento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813cm" svg:y1="4.114cm" svg:x2="8.899cm" svg:y2="5.215cm" draw:start-shape="id1" draw:start-glue-point="1" draw:end-shape="id2" draw:end-glue-point="0" svg:d="M7813 4114h1086v1101" svg:viewBox="0 0 1087 1102">
          <text:p/>
        </draw:connector>
        <draw:connector draw:style-name="gr7" draw:text-style-name="P7" draw:layer="layout" svg:x1="10.988cm" svg:y1="6.012cm" svg:x2="12.074cm" svg:y2="7.12cm" draw:start-shape="id2" draw:start-glue-point="1" draw:end-shape="id3" draw:end-glue-point="0" svg:d="M10988 6012h1086v1108" svg:viewBox="0 0 1087 1109">
          <text:p/>
        </draw:connector>
        <draw:connector draw:style-name="gr7" draw:text-style-name="P7" draw:layer="layout" svg:x1="14.163cm" svg:y1="7.917cm" svg:x2="15.249cm" svg:y2="9.032cm" draw:start-shape="id3" draw:start-glue-point="1" draw:end-shape="id4" draw:end-glue-point="0" svg:d="M14163 7917h1086v1115" svg:viewBox="0 0 1087 1116">
          <text:p/>
        </draw:connector>
        <draw:connector draw:style-name="gr7" draw:text-style-name="P7" draw:layer="layout" svg:x1="17.338cm" svg:y1="9.829cm" svg:x2="18.424cm" svg:y2="10.937cm" draw:start-shape="id4" draw:start-glue-point="1" draw:end-shape="id5" svg:d="M17338 9829h1086v1108" svg:viewBox="0 0 1087 1109">
          <text:p/>
        </draw:connector>
      </draw:page>
      <draw:page draw:name="page3" draw:style-name="dp1" draw:master-page-name="Default">
        <draw:custom-shape draw:style-name="gr8" draw:text-style-name="P9" xml:id="id6" draw:id="id6" draw:layer="layout" svg:width="1.619cm" svg:height="0.952cm" svg:x="5.592cm" svg:y="3.318cm">
          <text:p text:style-name="P8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7" draw:id="id7" draw:layer="layout" svg:width="1.62cm" svg:height="0.952cm" svg:x="7.859cm" svg:y="3.31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1.62cm" svg:height="0.952cm" svg:x="10.127cm" svg:y="3.31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9" draw:id="id9" draw:layer="layout" svg:width="1.62cm" svg:height="0.952cm" svg:x="12.394cm" svg:y="3.31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7.211cm" svg:y1="3.794cm" svg:x2="7.859cm" svg:y2="3.794cm" draw:start-shape="id6" draw:start-glue-point="1" draw:end-shape="id7" draw:end-glue-point="3" svg:d="M7211 3794h648" svg:viewBox="0 0 649 1">
          <text:p/>
        </draw:connector>
        <draw:connector draw:style-name="gr10" draw:text-style-name="P12" draw:layer="layout" draw:type="line" svg:x1="9.479cm" svg:y1="3.794cm" svg:x2="10.127cm" svg:y2="3.794cm" draw:start-shape="id7" draw:start-glue-point="1" draw:end-shape="id8" draw:end-glue-point="3" svg:d="M9479 3794h648" svg:viewBox="0 0 649 1">
          <text:p/>
        </draw:connector>
        <draw:connector draw:style-name="gr10" draw:text-style-name="P12" draw:layer="layout" draw:type="line" svg:x1="11.747cm" svg:y1="3.794cm" svg:x2="12.394cm" svg:y2="3.794cm" draw:start-shape="id8" draw:start-glue-point="1" draw:end-shape="id9" draw:end-glue-point="3" svg:d="M11747 3794h647" svg:viewBox="0 0 648 1">
          <text:p/>
        </draw:connector>
        <draw:custom-shape draw:style-name="gr11" draw:text-style-name="P11" draw:layer="layout" svg:width="2.585cm" svg:height="0.952cm" svg:x="2.682cm" svg:y="3.318cm">
          <text:p text:style-name="P10"><text:span text:style-name="T2">Incremento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92cm" svg:height="0.952cm" svg:x="14.337cm" svg:y="3.318cm">
          <text:p text:style-name="P10"><text:span text:style-name="T2">Entreg</text:span><text:span text:style-name="T2">a del </text:span></text:p>
          <text:p text:style-name="P10"><text:span text:style-name="T2">1º </text:span><text:span text:style-name="T2">increm</text:span><text:span text:style-name="T2">ent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0" draw:id="id10" draw:layer="layout" svg:width="1.62cm" svg:height="0.952cm" svg:x="6.703cm" svg:y="5.222cm">
          <text:p text:style-name="P10"><text:span text:style-name="T2">Análisi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11" draw:id="id11" draw:layer="layout" svg:width="1.62cm" svg:height="0.952cm" svg:x="8.97cm" svg:y="5.222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2" draw:id="id12" draw:layer="layout" svg:width="1.62cm" svg:height="0.952cm" svg:x="11.238cm" svg:y="5.222cm">
          <text:p text:style-name="P10"><text:span text:style-name="T2">Códig</text:span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13" draw:id="id13" draw:layer="layout" svg:width="1.62cm" svg:height="0.952cm" svg:x="13.505cm" svg:y="5.222cm">
          <text:p text:style-name="P10"><text:span text:style-name="T2">P</text:span><text:span text:style-name="T2">r</text:span><text:span text:style-name="T2">u</text:span><text:span text:style-name="T2">e</text:span><text:span text:style-name="T2">b</text:span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8.323cm" svg:y1="5.698cm" svg:x2="8.97cm" svg:y2="5.698cm" draw:start-shape="id10" draw:start-glue-point="1" draw:end-shape="id11" draw:end-glue-point="3" svg:d="M8323 5698h647" svg:viewBox="0 0 648 1">
          <text:p/>
        </draw:connector>
        <draw:connector draw:style-name="gr10" draw:text-style-name="P12" draw:layer="layout" draw:type="line" svg:x1="10.59cm" svg:y1="5.698cm" svg:x2="11.238cm" svg:y2="5.698cm" draw:start-shape="id11" draw:start-glue-point="1" draw:end-shape="id12" draw:end-glue-point="3" svg:d="M10590 5698h648" svg:viewBox="0 0 649 1">
          <text:p/>
        </draw:connector>
        <draw:connector draw:style-name="gr10" draw:text-style-name="P12" draw:layer="layout" draw:type="line" svg:x1="12.858cm" svg:y1="5.698cm" svg:x2="13.505cm" svg:y2="5.698cm" draw:start-shape="id12" draw:start-glue-point="1" draw:end-shape="id13" draw:end-glue-point="3" svg:d="M12858 5698h647" svg:viewBox="0 0 648 1">
          <text:p/>
        </draw:connector>
        <draw:custom-shape draw:style-name="gr13" draw:text-style-name="P11" draw:layer="layout" svg:width="2.426cm" svg:height="0.952cm" svg:x="3.952cm" svg:y="5.222cm">
          <text:p text:style-name="P10"><text:span text:style-name="T2">Increm</text:span><text:span text:style-name="T2">ento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91cm" svg:height="0.952cm" svg:x="15.449cm" svg:y="5.222cm">
          <text:p text:style-name="P10"><text:span text:style-name="T2">Entreg</text:span><text:span text:style-name="T2">a del </text:span></text:p>
          <text:p text:style-name="P10"><text:span text:style-name="T2">2º </text:span><text:span text:style-name="T2">increm</text:span><text:span text:style-name="T2">ent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4" draw:id="id14" draw:layer="layout" svg:width="1.62cm" svg:height="0.952cm" svg:x="7.696cm" svg:y="7.127cm">
          <text:p text:style-name="P10"><text:span text:style-name="T2">Análisi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15" draw:id="id15" draw:layer="layout" svg:width="1.621cm" svg:height="0.952cm" svg:x="9.963cm" svg:y="7.127cm">
          <text:p text:style-name="P10"><text:span text:style-name="T2">D</text:span><text:span text:style-name="T2">i</text:span><text:span text:style-name="T2">s</text:span><text:span text:style-name="T2">e</text:span><text:span text:style-name="T2">ñ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16" draw:id="id16" draw:layer="layout" svg:width="1.621cm" svg:height="0.952cm" svg:x="12.231cm" svg:y="7.127cm">
          <text:p text:style-name="P10"><text:span text:style-name="T2">C</text:span><text:span text:style-name="T2">ó</text:span><text:span text:style-name="T2">d</text:span><text:span text:style-name="T2">i</text:span><text:span text:style-name="T2">g</text:span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17" draw:id="id17" draw:layer="layout" svg:width="1.621cm" svg:height="0.952cm" svg:x="14.498cm" svg:y="7.127cm">
          <text:p text:style-name="P10"><text:span text:style-name="T2">P</text:span><text:span text:style-name="T2">r</text:span><text:span text:style-name="T2">u</text:span><text:span text:style-name="T2">e</text:span><text:span text:style-name="T2">b</text:span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9.316cm" svg:y1="7.603cm" svg:x2="9.963cm" svg:y2="7.603cm" draw:start-shape="id14" draw:start-glue-point="1" draw:end-shape="id15" draw:end-glue-point="3" svg:d="M9316 7603h647" svg:viewBox="0 0 648 1">
          <text:p/>
        </draw:connector>
        <draw:connector draw:style-name="gr10" draw:text-style-name="P12" draw:layer="layout" draw:type="line" svg:x1="11.584cm" svg:y1="7.603cm" svg:x2="12.231cm" svg:y2="7.603cm" draw:start-shape="id15" draw:start-glue-point="1" draw:end-shape="id16" draw:end-glue-point="3" svg:d="M11584 7603h647" svg:viewBox="0 0 648 1">
          <text:p/>
        </draw:connector>
        <draw:connector draw:style-name="gr10" draw:text-style-name="P12" draw:layer="layout" draw:type="line" svg:x1="13.852cm" svg:y1="7.603cm" svg:x2="14.498cm" svg:y2="7.603cm" draw:start-shape="id16" draw:start-glue-point="1" draw:end-shape="id17" draw:end-glue-point="3" svg:d="M13852 7603h646" svg:viewBox="0 0 647 1">
          <text:p/>
        </draw:connector>
        <draw:custom-shape draw:style-name="gr16" draw:text-style-name="P11" draw:layer="layout" svg:width="2.467cm" svg:height="0.952cm" svg:x="4.905cm" svg:y="7.127cm">
          <text:p text:style-name="P10"><text:span text:style-name="T2">Increm</text:span><text:span text:style-name="T2">ento 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92cm" svg:height="0.952cm" svg:x="16.442cm" svg:y="7.127cm">
          <text:p text:style-name="P10"><text:span text:style-name="T2">Entrega del </text:span></text:p>
          <text:p text:style-name="P10"><text:span text:style-name="T2">3º increment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8" draw:id="id18" draw:layer="layout" svg:width="1.62cm" svg:height="0.952cm" svg:x="8.808cm" svg:y="9.032cm">
          <text:p text:style-name="P10"><text:span text:style-name="T2">Análisi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9" draw:id="id19" draw:layer="layout" svg:width="1.62cm" svg:height="0.952cm" svg:x="11.075cm" svg:y="9.032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0" draw:id="id20" draw:layer="layout" svg:width="1.62cm" svg:height="0.952cm" svg:x="13.343cm" svg:y="9.032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21" draw:id="id21" draw:layer="layout" svg:width="1.62cm" svg:height="0.952cm" svg:x="15.61cm" svg:y="9.032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10.428cm" svg:y1="9.508cm" svg:x2="11.075cm" svg:y2="9.508cm" draw:start-shape="id18" draw:start-glue-point="1" draw:end-shape="id19" draw:end-glue-point="3" svg:d="M10428 9508h647" svg:viewBox="0 0 648 1">
          <text:p/>
        </draw:connector>
        <draw:connector draw:style-name="gr10" draw:text-style-name="P12" draw:layer="layout" draw:type="line" svg:x1="12.695cm" svg:y1="9.508cm" svg:x2="13.343cm" svg:y2="9.508cm" draw:start-shape="id19" draw:start-glue-point="1" draw:end-shape="id20" draw:end-glue-point="3" svg:d="M12695 9508h648" svg:viewBox="0 0 649 1">
          <text:p/>
        </draw:connector>
        <draw:connector draw:style-name="gr10" draw:text-style-name="P12" draw:layer="layout" draw:type="line" svg:x1="14.963cm" svg:y1="9.508cm" svg:x2="15.61cm" svg:y2="9.508cm" draw:start-shape="id20" draw:start-glue-point="1" draw:end-shape="id21" draw:end-glue-point="3" svg:d="M14963 9508h647" svg:viewBox="0 0 648 1">
          <text:p/>
        </draw:connector>
        <draw:custom-shape draw:style-name="gr17" draw:text-style-name="P11" draw:layer="layout" svg:width="2.308cm" svg:height="0.952cm" svg:x="6.175cm" svg:y="9.032cm">
          <text:p text:style-name="P10"><text:span text:style-name="T2">Incremento 4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92cm" svg:height="0.952cm" svg:x="17.553cm" svg:y="9.032cm">
          <text:p text:style-name="P10"><text:span text:style-name="T2">Entrega del </text:span></text:p>
          <text:p text:style-name="P10"><text:span text:style-name="T2">4º increment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18" draw:text-style-name="P13" draw:layer="layout" svg:x1="12.328cm" svg:y1="11.573cm" svg:x2="19.313cm" svg:y2="4.27cm">
          <text:p/>
        </draw:line>
        <draw:line draw:style-name="gr19" draw:text-style-name="P13" draw:layer="layout" svg:x1="5.026cm" svg:y1="4.27cm" svg:x2="12.011cm" svg:y2="11.573cm">
          <text:p/>
        </draw:line>
        <draw:custom-shape draw:style-name="gr20" draw:text-style-name="P15" xml:id="id29" draw:id="id29" draw:layer="layout" svg:width="2.979cm" svg:height="0.952cm" svg:x="4.587cm" svg:y="4.906cm">
          <text:p text:style-name="P14"><text:span text:style-name="T3">Modelad</text:span><text:span text:style-name="T3">o de los </text:span><text:span text:style-name="T3">requerimi</text:span><text:span text:style-name="T3">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27" draw:id="id27" draw:layer="layout" svg:width="2.979cm" svg:height="0.952cm" svg:x="5.978cm" svg:y="6.493cm">
          <text:p text:style-name="P14"><text:span text:style-name="T3">Diseño </text:span><text:span text:style-name="T3">de la </text:span><text:span text:style-name="T3">arquitect</text:span><text:span text:style-name="T3">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25" draw:id="id25" draw:layer="layout" svg:width="2.979cm" svg:height="0.952cm" svg:x="7.444cm" svg:y="8.08cm">
          <text:p text:style-name="P14"><text:span text:style-name="T3">Diseño de los </text:span><text:span text:style-name="T3">component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23" draw:id="id23" draw:layer="layout" svg:width="2.979cm" svg:height="0.952cm" svg:x="8.836cm" svg:y="9.668cm">
          <text:p text:style-name="P14"><text:span text:style-name="T3">Generación de </text:span><text:span text:style-name="T3">código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28" draw:id="id28" draw:layer="layout" svg:width="2.979cm" svg:height="0.952cm" svg:x="16.847cm" svg:y="4.905cm">
          <text:p text:style-name="P14"><text:span text:style-name="T3">Pruebas </text:span><text:span text:style-name="T3">de </text:span><text:span text:style-name="T3">aceptació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26" draw:id="id26" draw:layer="layout" svg:width="2.979cm" svg:height="0.952cm" svg:x="15.381cm" svg:y="6.493cm">
          <text:p text:style-name="P14"><text:span text:style-name="T3">Pruebas </text:span><text:span text:style-name="T3">del </text:span><text:span text:style-name="T3">sistema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24" draw:id="id24" draw:layer="layout" svg:width="2.979cm" svg:height="0.952cm" svg:x="13.99cm" svg:y="8.081cm">
          <text:p text:style-name="P14"><text:span text:style-name="T3">Pruebas </text:span><text:span text:style-name="T3">de </text:span><text:span text:style-name="T3">integraci</text:span><text:span text:style-name="T3">ón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22" draw:id="id22" draw:layer="layout" svg:width="2.979cm" svg:height="0.952cm" svg:x="12.524cm" svg:y="9.668cm">
          <text:p text:style-name="P14"><text:span text:style-name="T3">Pruebas </text:span><text:span text:style-name="T3">unitaria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979cm" svg:height="0.952cm" svg:x="10.741cm" svg:y="11.573cm">
          <text:p text:style-name="P14"><text:span text:style-name="T3">Software </text:span><text:span text:style-name="T3">ej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3" draw:layer="layout" draw:type="line" svg:x1="12.524cm" svg:y1="10.144cm" svg:x2="11.815cm" svg:y2="10.144cm" draw:start-shape="id22" draw:start-glue-point="3" draw:end-shape="id23" draw:end-glue-point="1" svg:d="M12524 10144h-709" svg:viewBox="0 0 710 1">
          <text:p/>
        </draw:connector>
        <draw:connector draw:style-name="gr22" draw:text-style-name="P13" draw:layer="layout" draw:type="line" svg:x1="13.99cm" svg:y1="8.557cm" svg:x2="10.423cm" svg:y2="8.556cm" draw:start-shape="id24" draw:start-glue-point="3" draw:end-shape="id25" draw:end-glue-point="1" svg:d="M13990 8557l-3567-1" svg:viewBox="0 0 3568 2">
          <text:p/>
        </draw:connector>
        <draw:connector draw:style-name="gr23" draw:text-style-name="P13" draw:layer="layout" draw:type="line" svg:x1="15.381cm" svg:y1="6.969cm" svg:x2="8.957cm" svg:y2="6.969cm" draw:start-shape="id26" draw:start-glue-point="3" draw:end-shape="id27" draw:end-glue-point="1" svg:d="M15381 6969h-6424" svg:viewBox="0 0 6425 1">
          <text:p/>
        </draw:connector>
        <draw:connector draw:style-name="gr24" draw:text-style-name="P13" draw:layer="layout" draw:type="line" svg:x1="16.847cm" svg:y1="5.381cm" svg:x2="7.566cm" svg:y2="5.382cm" draw:start-shape="id28" draw:start-glue-point="3" draw:end-shape="id29" draw:end-glue-point="1" svg:d="M16847 5381l-9281 1" svg:viewBox="0 0 9282 2">
          <text:p/>
        </draw:connector>
        <draw:line draw:style-name="gr25" draw:text-style-name="P13" draw:layer="layout" svg:x1="15.503cm" svg:y1="6.493cm" svg:x2="7.566cm" svg:y2="5.858cm">
          <text:p/>
        </draw:line>
        <draw:line draw:style-name="gr25" draw:text-style-name="P13" draw:layer="layout" svg:x1="14.233cm" svg:y1="8.08cm" svg:x2="8.836cm" svg:y2="7.445cm">
          <text:p/>
        </draw:line>
        <draw:line draw:style-name="gr25" draw:text-style-name="P13" draw:layer="layout" svg:x1="12.647cm" svg:y1="9.638cm" svg:x2="10.424cm" svg:y2="9.00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7 20 13" svg:d="M0 20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6" draw:display-name="Arrowheads 6" svg:viewBox="0 826 1131 754" svg:d="M566 826l-566 754 114-85 136-68 148-46 161-17 161 13 153 46 140 68 118 89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2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2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 loext:opacity="100%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2" fo:font-family="'Liberation Sans', Arial" style:font-family-generic="swiss" style:font-pitch="variable" fo:font-size="14pt" style:font-name-asian="Linux Libertine G1" style:font-family-asian="'Linux Libertine G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3cm" fo:margin-bottom="2cm" fo:margin-left="3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3-13T13:26:52.107859858</meta:creation-date>
    <dc:date>2022-03-26T19:34:06.704401580</dc:date>
    <meta:editing-duration>PT2H44M32S</meta:editing-duration>
    <meta:editing-cycles>14</meta:editing-cycles>
    <meta:generator>LibreOffice/7.2.6.2$Linux_X86_64 LibreOffice_project/20$Build-2</meta:generator>
    <meta:document-statistic meta:object-count="63"/>
  </office:meta>
</office:document-meta>
</file>